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0d948c" officeooo:paragraph-rsid="000d948c"/>
    </style:style>
    <style:style style:name="P2" style:family="paragraph" style:parent-style-name="Standard">
      <style:paragraph-properties fo:text-align="center" style:justify-single-word="false"/>
      <style:text-properties fo:font-weight="bold" officeooo:rsid="000d948c" officeooo:paragraph-rsid="000d948c" style:font-weight-asian="bold" style:font-weight-complex="bold"/>
    </style:style>
    <style:style style:name="P3" style:family="paragraph" style:parent-style-name="Standard">
      <style:paragraph-properties fo:text-align="start" style:justify-single-word="false"/>
      <style:text-properties fo:font-weight="bold" officeooo:rsid="000ea709" officeooo:paragraph-rsid="000ea709" style:font-weight-asian="bold" style:font-weight-complex="bold"/>
    </style:style>
    <style:style style:name="P4" style:family="paragraph" style:parent-style-name="Standard">
      <style:paragraph-properties fo:text-align="start" style:justify-single-word="false"/>
      <style:text-properties fo:font-weight="bold" officeooo:rsid="000ea709" officeooo:paragraph-rsid="00166cdc" style:font-weight-asian="bold" style:font-weight-complex="bold"/>
    </style:style>
    <style:style style:name="P5" style:family="paragraph" style:parent-style-name="Standard">
      <style:paragraph-properties fo:text-align="start" style:justify-single-word="false"/>
      <style:text-properties fo:font-weight="bold" officeooo:rsid="00108099" officeooo:paragraph-rsid="00108099" style:font-weight-asian="bold" style:font-weight-complex="bold"/>
    </style:style>
    <style:style style:name="P6" style:family="paragraph" style:parent-style-name="Standard">
      <style:paragraph-properties fo:text-align="start" style:justify-single-word="false"/>
      <style:text-properties fo:font-weight="bold" officeooo:rsid="0013ab3a" officeooo:paragraph-rsid="0013ab3a" style:font-weight-asian="bold" style:font-weight-complex="bold"/>
    </style:style>
    <style:style style:name="P7" style:family="paragraph" style:parent-style-name="Standard">
      <style:paragraph-properties fo:text-align="start" style:justify-single-word="false"/>
      <style:text-properties fo:font-weight="bold" officeooo:rsid="0014f9fc" officeooo:paragraph-rsid="0014f9fc" style:font-weight-asian="bold" style:font-weight-complex="bold"/>
    </style:style>
    <style:style style:name="P8" style:family="paragraph" style:parent-style-name="Standard">
      <style:paragraph-properties fo:text-align="start" style:justify-single-word="false"/>
      <style:text-properties fo:font-weight="bold" officeooo:rsid="00166cdc" officeooo:paragraph-rsid="00166cdc" style:font-weight-asian="bold" style:font-weight-complex="bold"/>
    </style:style>
    <style:style style:name="P9" style:family="paragraph" style:parent-style-name="Standard">
      <style:paragraph-properties fo:text-align="start" style:justify-single-word="false"/>
      <style:text-properties fo:font-weight="bold" officeooo:rsid="0018b94a" officeooo:paragraph-rsid="0018b94a" style:font-weight-asian="bold" style:font-weight-complex="bold"/>
    </style:style>
    <style:style style:name="P10" style:family="paragraph" style:parent-style-name="Standard">
      <style:paragraph-properties fo:text-align="start" style:justify-single-word="false"/>
      <style:text-properties fo:font-weight="bold" officeooo:rsid="001aafc7" officeooo:paragraph-rsid="001aafc7"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3ab3a"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vid Dang</text:p>
      <text:p text:style-name="P1">djd122</text:p>
      <text:p text:style-name="P1">10/29/18</text:p>
      <text:p text:style-name="P2">EECS 473 – PS5</text:p>
      <text:p text:style-name="P2"/>
      <text:p text:style-name="P8">Link to code on Github:<text:span text:style-name="T1"> <text:s/></text:span><text:a xlink:type="simple" xlink:href="https://github.com/DangD96/eecs473_djd/blob/master/irb120_task_commander/src/irb120_move_gear_djd122.cpp" text:style-name="Internet_20_link" text:visited-style-name="Visited_20_Internet_20_Link"><text:span text:style-name="T1">https://github.com/DangD96/eecs473_djd/blob/master/irb120_task_commander/src/irb120_move_gear_djd122.cpp</text:span></text:a></text:p>
      <text:p text:style-name="P4"/>
      <text:p text:style-name="P3">Theory of Operations</text:p>
      <text:p text:style-name="P5"><text:span text:style-name="T1">The node irb120_move_gear_djd122.cpp operates by first positioning the flange above the part of interest. <text:s/>It then determines if the gear part coordinates are greater or smaller than the coordinates of my specified goal and then </text:span><text:span text:style-name="T2">sets</text:span><text:span text:style-name="T1"> offset values accordingly. <text:s/></text:span></text:p>
      <text:p text:style-name="P5"><text:span text:style-name="T1"/></text:p>
      <text:p text:style-name="P5"><text:span text:style-name="T1">I specified my goal values to be x = 0.2m and y = 0.2m</text:span></text:p>
      <text:p text:style-name="P5"><text:span text:style-name="T1"/></text:p>
      <text:p text:style-name="P6"><text:span text:style-name="T1">The offset values are supposed to position the flange so it can push the gear part towards the goal. <text:s/>For example, if the x value of the goal is less than the x value of the gear part, a positive x_offset will be added to the flange so it will be wind up on the other side of the gear part so it can push it toward the goal in the x-direction.</text:span></text:p>
      <text:p text:style-name="P6"><text:span text:style-name="T1"/></text:p>
      <text:p text:style-name="P7"><text:span text:style-name="T1">Ideally, these small adjustments should occur until the part is in the specified location.</text:span></text:p>
      <text:p text:style-name="P7"><text:span text:style-name="T1"/></text:p>
      <text:p text:style-name="P7">Limitations</text:p>
      <text:p text:style-name="P9"><text:span text:style-name="T1">While running my program, I noticed that it was able to adjust the x-coordinate to the specified goal. <text:s/>However, the irb120 keeps trying to adjust in the x-direction and never moves on to the y-direction. <text:s/>When I stop the program and move the gear part to another position and then restart the program, the robot is still able to find the object and position it in the x-direction. <text:s/>But like before, it only tries to move the gear part in the x-direction.</text:span></text:p>
      <text:p text:style-name="P9"><text:span text:style-name="T1"/></text:p>
      <text:p text:style-name="P9"><text:span text:style-name="T1">This can all be seen in the included file, “djd122_ps5.mp4”</text:span></text:p>
      <text:p text:style-name="P9"><text:span text:style-name="T1"/></text:p>
      <text:p text:style-name="P10"><text:span text:style-name="T1">I think achieving true precision with this type of program would take a long time since the robot would need to nudge the gear part countless times in order to match its coordinates exactly with that of the specified go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20:29:26.142288215</meta:creation-date>
    <dc:date>2018-10-29T20:57:15.511242030</dc:date>
    <meta:editing-duration>PT13M57S</meta:editing-duration>
    <meta:editing-cycles>10</meta:editing-cycles>
    <meta:generator>LibreOffice/5.1.6.2$Linux_X86_64 LibreOffice_project/10m0$Build-2</meta:generator>
    <meta:document-statistic meta:table-count="0" meta:image-count="0" meta:object-count="0" meta:page-count="1" meta:paragraph-count="14" meta:word-count="288" meta:character-count="1683" meta:non-whitespace-character-count="1400"/>
  </office:meta>
</office:document-meta>
</file>